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D Tot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5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5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 table:style-name="ce15"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Block/Item</text:p>
          </table:table-cell>
          <table:table-cell office:value-type="string" calcext:value-type="string">
            <text:p>leather_horse_armor</text:p>
          </table:table-cell>
        </table:table-row>
        <table:table-row table:style-name="ro1">
          <table:table-cell office:value-type="string" calcext:value-type="string">
            <text:p>cast_blank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nugget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gem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dust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rse_armor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ilt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pick_head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hovel_head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axe_head</text:p>
          </table:table-cell>
          <table:table-cell/>
          <table:table-cell office:value-type="float" office:value="1114" calcext:value-type="float">
            <text:p>111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leather_armor</text:p>
          </table:table-cell>
        </table:table-row>
      </table:table>
      <table:table table:name="ID Block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5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LapisCore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stell_block</text:p>
          </table:table-cell>
          <table:table-cell office:value-type="string" calcext:value-type="string">
            <text:p>Tinkery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4"/>
          <table:table-cell/>
          <table:table-cell office:value-type="string" calcext:value-type="string">
            <text:p>Block</text:p>
          </table:table-cell>
          <table:table-cell office:value-type="string" calcext:value-type="string">
            <text:p>diamond_pickaxe</text:p>
          </table:table-cell>
        </table:table-row>
      </table:table>
      <table:table table:name="ID I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Item/Block</text:p>
          </table:table-cell>
          <table:table-cell table:style-name="ce11" office:value-type="string" calcext:value-type="string">
            <text:p>Datapack</text:p>
          </table:table-cell>
          <table:table-cell table:style-name="ce11" office:value-type="string" calcext:value-type="string">
            <text:p>CustomModelData</text:p>
          </table:table-cell>
          <table:table-cell table:style-name="ce11" office:value-type="string" calcext:value-type="string">
            <text:p>Tags</text:p>
          </table:table-cell>
          <table:table-cell table:style-name="ce11" office:value-type="string" calcext:value-type="string">
            <text:p>Block/Item</text:p>
          </table:table-cell>
          <table:table-cell table:style-name="ce11" office:value-type="string" calcext:value-type="string">
            <text:p>Block </text:p>
          </table:table-cell>
        </table:table-row>
        <table:table-row table:style-name="ro1">
          <table:table-cell table:style-name="ce12" office:value-type="string" calcext:value-type="string">
            <text:p>backpack_table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ropper</text:p>
          </table:table-cell>
        </table:table-row>
        <table:table-row table:style-name="ro1">
          <table:table-cell table:style-name="ce12" office:value-type="string" calcext:value-type="string">
            <text:p>backpack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" calcext:value-type="float">
            <text:p>9161</text:p>
          </table:table-cell>
          <table:table-cell office:value-type="string" calcext:value-type="string">
            <text:p>bac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2">
          <table:table-cell table:style-name="ce13" office:value-type="string" calcext:value-type="string">
            <text:p>blac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" calcext:value-type="float">
            <text:p>916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3" calcext:value-type="float">
            <text:p>916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row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4" calcext:value-type="float">
            <text:p>916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cya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5" calcext:value-type="float">
            <text:p>916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nder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6" calcext:value-type="float">
            <text:p>916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7" calcext:value-type="float">
            <text:p>916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green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8" calcext:value-type="float">
            <text:p>916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blu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9" calcext:value-type="float">
            <text:p>9169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ght_gray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0" calcext:value-type="float">
            <text:p>91610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lim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1" calcext:value-type="float">
            <text:p>91611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magenta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2" calcext:value-type="float">
            <text:p>91612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orang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3" calcext:value-type="float">
            <text:p>91613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ink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4" calcext:value-type="float">
            <text:p>91614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purpl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5" calcext:value-type="float">
            <text:p>91615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red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6" calcext:value-type="float">
            <text:p>91616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white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7" calcext:value-type="float">
            <text:p>91617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yellow_backpack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8" calcext:value-type="float">
            <text:p>91618</text:p>
          </table:table-cell>
          <table:table-cell office:value-type="string" calcext:value-type="string">
            <text:p>dyed_backpack,backpac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backpack_table_gui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19" calcext:value-type="float">
            <text:p>91619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table:style-name="ce13" office:value-type="string" calcext:value-type="string">
            <text:p>empty_slot </text:p>
          </table:table-cell>
          <table:table-cell table:style-name="ce12" office:value-type="string" calcext:value-type="string">
            <text:p>Backpacks</text:p>
          </table:table-cell>
          <table:table-cell table:style-name="ce13" office:value-type="float" office:value="91620" calcext:value-type="float">
            <text:p>9162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New_Item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DataMod</text:p>
          </table:table-cell>
          <table:table-cell office:value-type="float" office:value="50" calcext:value-type="float">
            <text:p>5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katana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katana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rill_disabl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steel_nugge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0" calcext:value-type="float">
            <text:p>10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battery_charged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workbench</text:p>
          </table:table-cell>
          <table:table-cell office:value-type="string" calcext:value-type="string">
            <text:p>LapisC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orkbench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utomatedQuarri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_Quar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unkloader</text:p>
          </table:table-cell>
          <table:table-cell office:value-type="string" calcext:value-type="string">
            <text:p>AutomatedQuarri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_Chunkload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lockbox</text:p>
          </table:table-cell>
          <table:table-cell office:value-type="string" calcext:value-type="string">
            <text:p>LapisCore</text:p>
          </table:table-cell>
          <table:table-cell office:value-type="float" office:value="103" calcext:value-type="float">
            <text:p>1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AutomatedQuarr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_Charg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unlockbox</text:p>
          </table:table-cell>
          <table:table-cell office:value-type="string" calcext:value-type="string">
            <text:p>LapisCore</text:p>
          </table:table-cell>
          <table:table-cell office:value-type="float" office:value="105" calcext:value-type="float">
            <text:p>105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dampener</text:p>
          </table:table-cell>
          <table:table-cell office:value-type="string" calcext:value-type="string">
            <text:p>AutomatedQuarrie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q_Dampen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Storage Solutio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Controll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Storage Solutio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_Terminal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torage Solu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_Serv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Tinker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_Modifi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Tinkery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_Constructo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blueprinter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Blueprinter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</text:p>
          </table:table-cell>
          <table:table-cell office:value-type="string" calcext:value-type="string">
            <text:p>Tinker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_Smeltery_p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meltry_on</text:p>
          </table:table-cell>
          <table:table-cell office:value-type="string" calcext:value-type="string">
            <text:p>Tinkery</text:p>
          </table:table-cell>
          <table:table-cell office:value-type="float" office:value="1003" calcext:value-type="float">
            <text:p>1003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eel_block</text:p>
          </table:table-cell>
          <table:table-cell office:value-type="string" calcext:value-type="string">
            <text:p>Tinkery</text:p>
          </table:table-cell>
          <table:table-cell office:value-type="float" office:value="1004" calcext:value-type="float">
            <text:p>1004</text:p>
          </table:table-cell>
          <table:table-cell table:style-name="ce12"/>
          <table:table-cell office:value-type="string" calcext:value-type="string">
            <text:p>Item</text:p>
          </table:table-cell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craf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3" calcext:value-type="float">
            <text:p>339000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4" calcext:value-type="float">
            <text:p>339000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5" calcext:value-type="float">
            <text:p>339000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6" calcext:value-type="float">
            <text:p>339000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7" calcext:value-type="float">
            <text:p>339000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8" calcext:value-type="float">
            <text:p>339000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lock_break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9" calcext:value-type="float">
            <text:p>339000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0" calcext:value-type="float">
            <text:p>339001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dri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1" calcext:value-type="float">
            <text:p>339001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_stai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2" calcext:value-type="float">
            <text:p>339001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3" calcext:value-type="float">
            <text:p>3390013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4" calcext:value-type="float">
            <text:p>3390014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etal_fan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5" calcext:value-type="float">
            <text:p>3390015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t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6" calcext:value-type="float">
            <text:p>3390016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misted_glas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7" calcext:value-type="float">
            <text:p>3390017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white_bricks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8" calcext:value-type="float">
            <text:p>3390018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19" calcext:value-type="float">
            <text:p>3390019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0" calcext:value-type="float">
            <text:p>3390020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21" calcext:value-type="float">
            <text:p>339002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battery_cell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1" calcext:value-type="float">
            <text:p>3390001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drill_pipe</text:p>
          </table:table-cell>
          <table:table-cell office:value-type="string" calcext:value-type="string">
            <text:p>tekPack</text:p>
          </table:table-cell>
          <table:table-cell table:style-name="ce13" office:value-type="float" office:value="3390002" calcext:value-type="float">
            <text:p>3390002</text:p>
          </table:table-cell>
          <table:table-cell office:value-type="string" calcext:value-type="string">
            <text:p>isTekPack 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 office:value-type="string" calcext:value-type="string">
            <text:p>Tinkery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eather_horse_armor</text:p>
          </table:table-cell>
        </table:table-row>
        <table:table-row table:style-name="ro1">
          <table:table-cell office:value-type="string" calcext:value-type="string">
            <text:p>cast_blank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ingot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nugget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tick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gem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dust</text:p>
          </table:table-cell>
          <table:table-cell/>
          <table:table-cell office:value-type="float" office:value="1105" calcext:value-type="float">
            <text:p>110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rse_armor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ilt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pick_head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shovel_head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axe_head</text:p>
          </table:table-cell>
          <table:table-cell/>
          <table:table-cell office:value-type="float" office:value="1114" calcext:value-type="float">
            <text:p>1114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cast_hoe_head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valve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 office:value-type="string" calcext:value-type="string">
            <text:p>Item</text:p>
          </table:table-cell>
          <table:table-cell office:value-type="string" calcext:value-type="string">
            <text:p>leather_arm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12:03:58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eresche</meta:initial-creator>
    <meta:creation-date>2019-09-12T17:55:30.847000000</meta:creation-date>
    <meta:generator>LibreOffice/6.2.1.2$Windows_X86_64 LibreOffice_project/7bcb35dc3024a62dea0caee87020152d1ee96e71</meta:generator>
    <dc:date>2019-09-29T13:12:02.003000000</dc:date>
    <dc:creator>Antoine Leresche</dc:creator>
    <meta:editing-duration>PT3H26M31S</meta:editing-duration>
    <meta:editing-cycles>203</meta:editing-cycles>
    <meta:document-statistic meta:table-count="3" meta:cell-count="1167" meta:object-count="0"/>
  </office:meta>
</office:document-meta>
</file>